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93a92" officeooo:paragraph-rsid="00193a92"/>
    </style:style>
    <style:style style:name="P2" style:family="paragraph" style:parent-style-name="Standard">
      <style:text-properties officeooo:rsid="001972e9" officeooo:paragraph-rsid="00193a92"/>
    </style:style>
    <style:style style:name="P3" style:family="paragraph" style:parent-style-name="Standard">
      <style:text-properties officeooo:rsid="001972e9" officeooo:paragraph-rsid="001972e9"/>
    </style:style>
    <style:style style:name="P4" style:family="paragraph" style:parent-style-name="Standard">
      <style:text-properties officeooo:rsid="001972e9" officeooo:paragraph-rsid="001ac386"/>
    </style:style>
    <style:style style:name="P5" style:family="paragraph" style:parent-style-name="Standard">
      <style:text-properties officeooo:rsid="001972e9" officeooo:paragraph-rsid="001bd40a"/>
    </style:style>
    <style:style style:name="P6" style:family="paragraph" style:parent-style-name="Standard">
      <style:text-properties officeooo:rsid="001972e9" officeooo:paragraph-rsid="001ce85c"/>
    </style:style>
    <style:style style:name="P7" style:family="paragraph" style:parent-style-name="Standard">
      <style:text-properties officeooo:paragraph-rsid="00193a92"/>
    </style:style>
    <style:style style:name="T1" style:family="text">
      <style:text-properties officeooo:rsid="00193a92"/>
    </style:style>
    <style:style style:name="T2" style:family="text">
      <style:text-properties officeooo:rsid="001972e9"/>
    </style:style>
    <style:style style:name="T3" style:family="text">
      <style:text-properties officeooo:rsid="001ac386"/>
    </style:style>
    <style:style style:name="T4" style:family="text">
      <style:text-properties officeooo:rsid="001bd40a"/>
    </style:style>
    <style:style style:name="T5" style:family="text">
      <style:text-properties officeooo:rsid="001ce8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awozdanie z projektu „Wektorowa filtracja medianowa”</text:p>
      <text:p text:style-name="P1"/>
      <text:p text:style-name="P1">Usuwanie <text:span text:style-name="T3">szumu</text:span> z obrazów</text:p>
      <text:p text:style-name="P1">Typowe metody akwizycji obrazów (np. matryca Bayera w aparacie fotograficznym) nie są odporne na pojawiające się losowo zakłócenia. Implikuje to konieczność opracowywania algorytmów filtracji dolnoprzepustowej, czyli 'odszumiania' obrazów.</text:p>
      <text:p text:style-name="P7"><text:span text:style-name="T1">Najprostsze filtry opierające się na operacji splotu przestrzennego (konwolucji) posiadają znaczącą wadę, objawiającą się w rozmywaniu krawędzi obiektów występujących w obrazie. Przyczyną tego zjawiska jest fakt, że natura szumu i krawędzi jest do siebie bardzo zbliżona – są to gwałtowne zmiany wartości pikseli, </text:span><text:span text:style-name="T2">reprezentowane w widmie Fouriera jako składowe wysokoczęstotliwościowe.</text:span></text:p>
      <text:p text:style-name="P4"><text:span text:style-name="T2">Filtracja medianowa jest prostym sposobem na usunięcie szumu z obrazu, bez znaczącego obniżenia jakości krawędzi. Dla każdego pik</text:span><text:span text:style-name="T3">s</text:span><text:span text:style-name="T2">ela wykonywane jest sortowanie wartości pikseli z sąsiedztwa, a element środkowy tego zbioru staje się nową wartością dla rozpatrywanych współrzędnych.</text:span></text:p>
      <text:p text:style-name="P2"/>
      <text:p text:style-name="P3">Wektorowa filtracja medianowa</text:p>
      <text:p text:style-name="P4"><text:span text:style-name="T3">Wektorowa filtracja medianowa zastępuje proste sortowanie wartości pikseli, przez obliczenie sumy odległości piksela od pozostałych elementów okna analizy. Mała wartość tej sumy oznacza, że piksel jest nieznacznie oddalony od swoich sąsiadów, a najmniejszy wynik z okna analizy będzie cechował medianę.</text:span></text:p>
      <text:p text:style-name="P4"><text:span text:style-name="T3">Sąsiedztwo pomiędzy punktami </text:span><text:span text:style-name="T4">może być zdefiniowane na różne sposoby, szczególnie że obrazy kolorowe są opisywane trzema składowymi niezależnymi. W naszej aplikacji zastosowaliśmy sąsiedztwo euklidesowe, czyli pierwiastek z sumy kwadratów różnic poszczególnych składowych.</text:span></text:p>
      <text:p text:style-name="P4"><text:span text:style-name="T4"/></text:p>
      <text:p text:style-name="P5"><text:span text:style-name="T4">Adaptacyjna filtracja medianowa</text:span></text:p>
      <text:p text:style-name="P6"><text:span text:style-name="T5">Pomimo stosunkowo niewielkich zniekształceń krawędzi, filtracja medianowa wprowadza pewną stratę informacji na obszarach nie będących zakłóceniami. Adaptacyjny filtr medianowy ogranicza działanie filtru jedynie do pikseli, które znacznie różnią się od sąsiadów, a co za tym idzie z dużym prawdopodobieństwem są zakłóceniami.</text:span></text:p>
      <text:p text:style-name="P5"><text:span text:style-name="T4"/></text:p>
      <text:p text:style-name="P5"><text:span text:style-name="T4">Uogólniona filtracja medianowa</text:span></text:p>
      <text:p text:style-name="P5"><text:span text:style-name="T4"/></text:p>
      <text:p text:style-name="P5"><text:span text:style-name="T4">Wyniki testów i wnios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ł Bobowski</meta:initial-creator>
    <meta:creation-date>2013-03-05T16:53:38</meta:creation-date>
    <meta:generator>OpenOffice.org/3.2$Unix OpenOffice.org_project/320m19$Build-9505</meta:generator>
    <dc:date>2013-03-05T21:28:50</dc:date>
    <dc:creator>Michał Bobowski</dc:creator>
    <meta:editing-duration>PT00H47M45S</meta:editing-duration>
    <meta:editing-cycles>3</meta:editing-cycles>
    <meta:document-statistic meta:table-count="0" meta:image-count="0" meta:object-count="0" meta:page-count="1" meta:paragraph-count="12" meta:word-count="252" meta:character-count="1994"/>
  </office:meta>
</office:document-meta>
</file>